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11.78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34.11mm"/>
    </style:style>
    <style:style style:name="co17" style:family="table-column">
      <style:table-column-properties fo:break-before="auto" style:column-width="5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entit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bmedic</text:p>
          </table:table-cell>
          <table:table-cell office:value-type="string" calcext:value-type="string">
            <text:p>agecl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ituation_familiale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aide_a_domicile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antidiabetiques</text:p>
          </table:table-cell>
          <table:table-cell office:value-type="string" calcext:value-type="string">
            <text:p>autresmed</text:p>
          </table:table-cell>
          <table:table-cell office:value-type="string" calcext:value-type="string">
            <text:p>marche_auto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9" calcext:value-type="float">
            <text:p>7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 dynamique_patients_1" table:style-name="ta1">
        <table:shapes>
          <draw:frame draw:z-index="0" draw:style-name="gr1" draw:text-style-name="P1" svg:width="291.65mm" svg:height="153.29mm" svg:x="102.82mm" svg:y="13.34mm">
            <draw:object draw:notify-on-update-of-ranges="'Table dynamique_patients_1'.C1:'Table dynamique_patients_1'.C1 'Table dynamique_patients_1'.C2:'Table dynamique_patients_1'.C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3"/>
        <table:table-column table:style-name="co16" table:visibility="collapse" table:default-cell-style-name="ce7"/>
        <table:table-column table:style-name="co17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5" office:value-type="string" calcext:value-type="string">
            <text:p>Moyenne - nbmedic</text:p>
          </table:table-cell>
          <table:table-cell office:value-type="string" calcext:value-type="string">
            <text:p>nombre moyen de médicament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4.9375" calcext:value-type="float">
            <text:p>4,9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8571428571429" calcext:value-type="float">
            <text:p>6,285714285714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25" calcext:value-type="float">
            <text:p>4,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,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3076923076923" calcext:value-type="float">
            <text:p>3,230769230769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85714285714286" calcext:value-type="float">
            <text:p>6,85714285714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8181818181818" calcext:value-type="float">
            <text:p>6,181818181818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1818181818182" calcext:value-type="float">
            <text:p>6,818181818181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2222222222222" calcext:value-type="float">
            <text:p>3,22222222222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8461538461539" calcext:value-type="float">
            <text:p>4,38461538461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8571428571429" calcext:value-type="float">
            <text:p>4,28571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2857142857143" calcext:value-type="float">
            <text:p>3,42857142857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5714285714286" calcext:value-type="float">
            <text:p>4,8571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18181818181818" calcext:value-type="float">
            <text:p>4,18181818181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16666666666667" calcext:value-type="float">
            <text:p>6,1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,66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27272727272727" calcext:value-type="float">
            <text:p>4,27272727272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4" calcext:value-type="float">
            <text:p>6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625" calcext:value-type="float">
            <text:p>5,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5555555555556" calcext:value-type="float">
            <text:p>6,555555555555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2727272727273" calcext:value-type="float">
            <text:p>4,72727272727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91666666666667" calcext:value-type="float">
            <text:p>4,9166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666666666667" calcext:value-type="float">
            <text:p>4,16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71428571428571" calcext:value-type="float">
            <text:p>5,714285714285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6875" calcext:value-type="float">
            <text:p>4,6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77777777777778" calcext:value-type="float">
            <text:p>3,77777777777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9" calcext:value-type="float">
            <text:p>5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1818181818182" calcext:value-type="float">
            <text:p>4,81818181818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5" calcext:value-type="float">
            <text:p>3,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45454545454545" calcext:value-type="float">
            <text:p>4,45454545454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35714285714286" calcext:value-type="float">
            <text:p>5,3571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7142857142857" calcext:value-type="float">
            <text:p>4,571428571428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875" calcext:value-type="float">
            <text:p>5,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41666666666667" calcext:value-type="float">
            <text:p>4,41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1666666666667" calcext:value-type="float">
            <text:p>4,41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66666666666667" calcext:value-type="float">
            <text:p>4,6666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06666666666667" calcext:value-type="float">
            <text:p>5,0666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64705882352941" calcext:value-type="float">
            <text:p>5,647058823529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33333333333333" calcext:value-type="float">
            <text:p>4,333333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81818181818182" calcext:value-type="float">
            <text:p>3,81818181818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38461538461539" calcext:value-type="float">
            <text:p>5,38461538461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875" calcext:value-type="float">
            <text:p>4,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11111111111111" calcext:value-type="float">
            <text:p>5,11111111111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38461538461539" calcext:value-type="float">
            <text:p>5,38461538461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8571428571429" calcext:value-type="float">
            <text:p>5,28571428571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54545454545455" calcext:value-type="float">
            <text:p>5,545454545454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5555555555556" calcext:value-type="float">
            <text:p>6,555555555555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90909090909091" calcext:value-type="float">
            <text:p>3,90909090909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30769230769231" calcext:value-type="float">
            <text:p>4,30769230769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22222222222222" calcext:value-type="float">
            <text:p>5,22222222222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875" calcext:value-type="float">
            <text:p>5,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4444444444444" calcext:value-type="float">
            <text:p>4,44444444444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3636363636364" calcext:value-type="float">
            <text:p>6,63636363636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52941176470588" calcext:value-type="float">
            <text:p>4,52941176470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75" calcext:value-type="float">
            <text:p>4,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7" calcext:value-type="float">
            <text:p>5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5714285714286" calcext:value-type="float">
            <text:p>6,85714285714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63636363636364" calcext:value-type="float">
            <text:p>5,63636363636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3333333333333" calcext:value-type="float">
            <text:p>6,3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18181818181818" calcext:value-type="float">
            <text:p>5,18181818181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72727272727273" calcext:value-type="float">
            <text:p>2,72727272727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46666666666667" calcext:value-type="float">
            <text:p>4,46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.873" calcext:value-type="float">
            <text:p>4,87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patients.A1:patients.N1001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le dynamique_patients_1'.A1:'Table dynamique_patients_1'.B103" table:buttons="'Table dynamique_patients_1'.A1" table:show-filter-button="false" table:drill-down-on-double-click="false">
          <table:source-cell-range table:cell-range-address="patients.A1:patients.N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medic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7T18:13:50</dc:date>
    <meta:editing-duration>PT6M43S</meta:editing-duration>
    <meta:editing-cycles>1</meta:editing-cycles>
    <meta:document-statistic meta:table-count="2" meta:cell-count="14323" meta:object-count="1"/>
    <meta:generator>LibreOffice/6.1.5.2$Windows_X86_64 LibreOffice_project/90f8dcf33c87b3705e78202e3df5142b201bd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166cm" svg:height="15.33cm" xlink:href=".." xlink:type="simple" chart:class="chart:line" chart:style-name="ch1">
        <chart:legend chart:legend-position="end" svg:x="22.901cm" svg:y="7.366cm" style:legend-expansion="high" chart:style-name="ch2"/>
        <chart:plot-area chart:style-name="ch3" table:cell-range-address="'Table dynamique_patients_1'.C1:'Table dynamique_patients_1'.C103" chart:data-source-has-labels="row" svg:x="0.583cm" svg:y="0.306cm" svg:width="21.735cm" svg:height="14.718cm">
          <chartooo:coordinate-region svg:x="1.019cm" svg:y="0.427cm" svg:width="21.299cm" svg:height="13.5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le dynamique_patients_1'.C2:'Table dynamique_patients_1'.C103" chart:label-cell-address="'Table dynamique_patients_1'.C1:'Table dynamique_patients_1'.C1" chart:class="chart:line"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moyen de médicaments</text:p>
                <draw:g>
                  <svg:desc>'Table dynamique_patients_1'.C1:'Table dynamique_patients_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able dynamique_patients_1'.C2:'Table dynamique_patients_1'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